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ge 1</text:p>
      <text:p text:style-name="P1"/>
      <text:p text:style-name="P2">Wargaming</text:p>
      <text:list xml:id="list1385400195203744663" text:style-name="L1">
        <text:list-item>
          <text:p text:style-name="P4">A single map with the following features:</text:p>
          <text:list>
            <text:list-item>
              <text:p text:style-name="P4">Rout mission objective</text:p>
            </text:list-item>
            <text:list-item>
              <text:p text:style-name="P4">Map consisting of grass and unwalkable terrain types (e.g. Water).</text:p>
            </text:list-item>
            <text:list-item>
              <text:p text:style-name="P4">Only the following classes will be available:</text:p>
              <text:list>
                <text:list-item>
                  <text:p text:style-name="P4">Battlemage, Barbarian, Heavy, Wizard, Swordsman and Archer.</text:p>
                </text:list-item>
              </text:list>
            </text:list-item>
            <text:list-item>
              <text:p text:style-name="P4">Only basic weapons and spells, which cannot be removed from the units.</text:p>
            </text:list-item>
            <text:list-item>
              <text:p text:style-name="P4">Only the "Attack" and "Wait" commands are available.</text:p>
            </text:list-item>
          </text:list>
        </text:list-item>
      </text:list>
      <text:p text:style-name="P3"/>
      <text:p text:style-name="P2">General and misc</text:p>
      <text:list xml:id="list8077941886153930586" text:style-name="L2">
        <text:list-item>
          <text:p text:style-name="P5">Start screen which moves the player into the game.</text:p>
        </text:list-item>
      </text:list>
      <text:p text:style-name="P3"/>
      <text:p text:style-name="P2">Content</text:p>
      <text:list xml:id="list7976667397423460926" text:style-name="L3">
        <text:list-item>
          <text:p text:style-name="P6">The following sprites are needed:</text:p>
          <text:list>
            <text:list-item>
              <text:p text:style-name="P6">A generic unit sprite</text:p>
            </text:list-item>
            <text:list-item>
              <text:p text:style-name="P6">A generic portrait sprite (silhouette)</text:p>
            </text:list-item>
            <text:list-item>
              <text:p text:style-name="P6">A water tile</text:p>
            </text:list-item>
            <text:list-item>
              <text:p text:style-name="P6">A grass tile</text:p>
            </text:list-item>
            <text:list-item>
              <text:p text:style-name="P6">A bridge tile</text:p>
            </text:list-item>
            <text:list-item>
              <text:p text:style-name="P6">Various UI boxes</text:p>
            </text:list-item>
          </text:list>
        </text:list-item>
        <text:list-item>
          <text:p text:style-name="P6">The following data is needed:</text:p>
          <text:list>
            <text:list-item>
              <text:p text:style-name="P6">Battlemage, Barbarian, Heavy, Wizard, Swordsman and Archer classes.</text:p>
              <text:list>
                <text:list-item>
                  <text:p text:style-name="P6">Don't need baseSDs, Growths or GrowthSDs for now.</text:p>
                </text:list-item>
              </text:list>
            </text:list-item>
            <text:list-item>
              <text:p text:style-name="P6">Basic weapons and spells</text:p>
              <text:list>
                <text:list-item>
                  <text:p text:style-name="P6">Sword, Axe, Lance, Bow, Destruction magic</text:p>
                </text:list-item>
              </text:list>
            </text:list-item>
            <text:list-item>
              <text:p text:style-name="P6">Names</text:p>
              <text:list>
                <text:list-item>
                  <text:p text:style-name="P6">10+ male, female, ambiguous and last names.</text:p>
                </text:list-item>
              </text:list>
            </text:list-item>
            <text:list-item>
              <text:p text:style-name="P6">One map with info, tiles and deployment points</text:p>
            </text:list-item>
            <text:list-item>
              <text:p text:style-name="P6">Tile dat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0M46S</meta:editing-duration>
    <meta:editing-cycles>19</meta:editing-cycles>
    <meta:generator>OpenOffice/4.1.4$Win32 OpenOffice.org_project/414m5$Build-9788</meta:generator>
    <dc:date>2021-02-09T06:48:09.19</dc:date>
    <dc:creator>Obafemi Olofin</dc:creator>
    <meta:document-statistic meta:table-count="0" meta:image-count="0" meta:object-count="0" meta:page-count="1" meta:paragraph-count="28" meta:word-count="169" meta:character-count="926"/>
    <meta:user-defined meta:name="Info 1"/>
    <meta:user-defined meta:name="Info 2"/>
    <meta:user-defined meta:name="Info 3"/>
    <meta:user-defined meta:name="Info 4"/>
  </office:meta>
</office:document-meta>
</file>